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T1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import java.util.Scanner;</text:span> </text:p>
      <text:p text:style-name="Text_20_body">  </text:p>
      <text:p text:style-name="P1">class Employee { </text:p>
      <text:p text:style-name="Text_20_body">    <text:span text:style-name="T1">String empName, address, mailId; </text:span></text:p>
      <text:p text:style-name="Text_20_body">    <text:span text:style-name="T1">long empId, mobileNo; </text:span></text:p>
      <text:p text:style-name="Text_20_body">    <text:span text:style-name="T1">double basicPay, da, hra, pf, staffClub, grossSalary, netSalary; </text:span></text:p>
      <text:p text:style-name="Text_20_body">  </text:p>
      <text:p text:style-name="Text_20_body">    <text:span text:style-name="T1">void getDetails() { </text:span></text:p>
      <text:p text:style-name="Text_20_body">        <text:span text:style-name="T1">Scanner sc = new Scanner(System.in); </text:span></text:p>
      <text:p text:style-name="Text_20_body">        <text:span text:style-name="T1">System.out.print("Enter Employee ID: "); </text:span></text:p>
      <text:p text:style-name="Text_20_body">        <text:span text:style-name="T1">empId = sc.nextLong(); </text:span></text:p>
      <text:p text:style-name="Text_20_body">        <text:span text:style-name="T1">sc.nextLine(); // consume newline </text:span></text:p>
      <text:p text:style-name="Text_20_body">        <text:span text:style-name="T1">System.out.print("Enter Employee Name: "); </text:span></text:p>
      <text:p text:style-name="Text_20_body">        <text:span text:style-name="T1">empName = sc.nextLine(); </text:span></text:p>
      <text:p text:style-name="Text_20_body">        <text:span text:style-name="T1">System.out.print("Enter Address: "); </text:span></text:p>
      <text:p text:style-name="Text_20_body">        <text:span text:style-name="T1">address = sc.nextLine(); </text:span></text:p>
      <text:p text:style-name="Text_20_body">        <text:span text:style-name="T1">System.out.print("Enter Mail ID: "); </text:span></text:p>
      <text:p text:style-name="Text_20_body">        <text:span text:style-name="T1">mailId = sc.nextLine(); </text:span></text:p>
      <text:p text:style-name="Text_20_body">        <text:span text:style-name="T1">System.out.print("Enter Mobile Number: "); </text:span></text:p>
      <text:p text:style-name="Text_20_body">        <text:span text:style-name="T1">mobileNo = sc.nextLong(); </text:span></text:p>
      <text:p text:style-name="Text_20_body">        <text:span text:style-name="T1">System.out.print("Enter Basic Pay: "); </text:span></text:p>
      <text:p text:style-name="Text_20_body">        <text:span text:style-name="T1">basicPay = sc.nextDouble(); </text:span></text:p>
      <text:p text:style-name="Text_20_body">    <text:span text:style-name="T1">} </text:span></text:p>
      <text:p text:style-name="Text_20_body">  </text:p>
      <text:p text:style-name="Text_20_body">    <text:span text:style-name="T1">void calculateSalary(double daPercent, double hraPercent, double pfPercent, double staffClubPercent) { </text:span></text:p>
      <text:p text:style-name="Text_20_body">        <text:span text:style-name="T1">da = (daPercent / 100) * basicPay; </text:span></text:p>
      <text:p text:style-name="Text_20_body">        <text:span text:style-name="T1">hra = (hraPercent / 100) * basicPay; </text:span></text:p>
      <text:p text:style-name="Text_20_body">        <text:span text:style-name="T1">pf = (pfPercent / 100) * basicPay; </text:span></text:p>
      <text:p text:style-name="Text_20_body">        <text:span text:style-name="T1">staffClub = (staffClubPercent / 100) * basicPay; </text:span></text:p>
      <text:p text:style-name="Text_20_body">  </text:p>
      <text:p text:style-name="Text_20_body">        <text:span text:style-name="T1">grossSalary = basicPay + da + hra; </text:span></text:p>
      <text:p text:style-name="Text_20_body"><text:soft-page-break/>        <text:span text:style-name="T1">netSalary = grossSalary - (pf + staffClub); </text:span></text:p>
      <text:p text:style-name="Text_20_body">    <text:span text:style-name="T1">} </text:span></text:p>
      <text:p text:style-name="Text_20_body">  </text:p>
      <text:p text:style-name="Text_20_body">    <text:span text:style-name="T1">void displayPaySlip() { </text:span></text:p>
      <text:p text:style-name="Text_20_body">        <text:span text:style-name="T1">System.out.println("\n------ PAY SLIP ------"); </text:span></text:p>
      <text:p text:style-name="Text_20_body">        <text:span text:style-name="T1">System.out.println("Employee ID : " + empId); </text:span></text:p>
      <text:p text:style-name="Text_20_body">        <text:span text:style-name="T1">System.out.println("Name : " + empName); </text:span></text:p>
      <text:p text:style-name="Text_20_body">        <text:span text:style-name="T1">System.out.println("Address : " + address); </text:span></text:p>
      <text:p text:style-name="Text_20_body">        <text:span text:style-name="T1">System.out.println("Mail ID : " + mailId); </text:span></text:p>
      <text:p text:style-name="Text_20_body">        <text:span text:style-name="T1">System.out.println("Mobile No. : " + mobileNo); </text:span></text:p>
      <text:p text:style-name="Text_20_body">        <text:span text:style-name="T1">System.out.println("Basic Pay : " + basicPay); </text:span></text:p>
      <text:p text:style-name="Text_20_body">        <text:span text:style-name="T1">System.out.println("DA : " + da); </text:span></text:p>
      <text:p text:style-name="Text_20_body">        <text:span text:style-name="T1">System.out.println("HRA : " + hra); </text:span></text:p>
      <text:p text:style-name="Text_20_body">        <text:span text:style-name="T1">System.out.println("PF : " + pf); </text:span></text:p>
      <text:p text:style-name="Text_20_body">        <text:span text:style-name="T1">System.out.println("Staff Club : " + staffClub); </text:span></text:p>
      <text:p text:style-name="Text_20_body">        <text:span text:style-name="T1">System.out.println("Gross Salary : " + grossSalary); </text:span></text:p>
      <text:p text:style-name="Text_20_body">        <text:span text:style-name="T1">System.out.println("Net Salary : " + netSalary); </text:span></text:p>
      <text:p text:style-name="Text_20_body">        <text:span text:style-name="T1">System.out.println("----------------------\n"); </text:span></text:p>
      <text:p text:style-name="Text_20_body">    <text:span text:style-name="T1">} </text:span></text:p>
      <text:p text:style-name="P1">} </text:p>
      <text:p text:style-name="Text_20_body">  </text:p>
      <text:p text:style-name="P1">class Programmer extends Employee { </text:p>
      <text:p text:style-name="Text_20_body">    <text:span text:style-name="T1">void process() { </text:span></text:p>
      <text:p text:style-name="Text_20_body">        <text:span text:style-name="T1">getDetails(); </text:span></text:p>
      <text:p text:style-name="Text_20_body">        <text:span text:style-name="T1">calculateSalary(97, 10, 12, 1); </text:span></text:p>
      <text:p text:style-name="Text_20_body">        <text:span text:style-name="T1">displayPaySlip(); </text:span></text:p>
      <text:p text:style-name="Text_20_body">    <text:span text:style-name="T1">} </text:span></text:p>
      <text:p text:style-name="P1">} </text:p>
      <text:p text:style-name="Text_20_body">  </text:p>
      <text:p text:style-name="P1">class AssistantProfessor extends Employee { </text:p>
      <text:p text:style-name="Text_20_body">    <text:span text:style-name="T1">void process() { </text:span></text:p>
      <text:p text:style-name="Text_20_body">        <text:span text:style-name="T1">getDetails(); </text:span></text:p>
      <text:p text:style-name="Text_20_body"><text:soft-page-break/>        <text:span text:style-name="T1">calculateSalary(110, 20, 12, 5); </text:span></text:p>
      <text:p text:style-name="Text_20_body">        <text:span text:style-name="T1">displayPaySlip(); </text:span></text:p>
      <text:p text:style-name="Text_20_body">    <text:span text:style-name="T1">} </text:span></text:p>
      <text:p text:style-name="P1">} </text:p>
      <text:p text:style-name="Text_20_body">  </text:p>
      <text:p text:style-name="P1">class AssociateProfessor extends Employee { </text:p>
      <text:p text:style-name="Text_20_body">    <text:span text:style-name="T1">void process() { </text:span></text:p>
      <text:p text:style-name="Text_20_body">        <text:span text:style-name="T1">getDetails(); </text:span></text:p>
      <text:p text:style-name="Text_20_body">        <text:span text:style-name="T1">calculateSalary(130, 30, 12, 10); </text:span></text:p>
      <text:p text:style-name="Text_20_body">        <text:span text:style-name="T1">displayPaySlip(); </text:span></text:p>
      <text:p text:style-name="Text_20_body">    <text:span text:style-name="T1">} </text:span></text:p>
      <text:p text:style-name="P1">} </text:p>
      <text:p text:style-name="Text_20_body">  </text:p>
      <text:p text:style-name="P1">class Professor extends Employee { </text:p>
      <text:p text:style-name="Text_20_body">    <text:span text:style-name="T1">void process() { </text:span></text:p>
      <text:p text:style-name="Text_20_body">        <text:span text:style-name="T1">getDetails(); </text:span></text:p>
      <text:p text:style-name="Text_20_body">        <text:span text:style-name="T1">calculateSalary(140, 40, 12, 15); </text:span></text:p>
      <text:p text:style-name="Text_20_body">        <text:span text:style-name="T1">displayPaySlip(); </text:span></text:p>
      <text:p text:style-name="Text_20_body">    <text:span text:style-name="T1">} </text:span></text:p>
      <text:p text:style-name="P1">} </text:p>
      <text:p text:style-name="Text_20_body">  </text:p>
      <text:p text:style-name="P1">public class EmployeePaySlip { </text:p>
      <text:p text:style-name="Text_20_body">    <text:span text:style-name="T1">public static void main(String[] args) { </text:span></text:p>
      <text:p text:style-name="Text_20_body">        <text:span text:style-name="T1">Scanner sc = new Scanner(System.in); </text:span></text:p>
      <text:p text:style-name="Text_20_body">        <text:span text:style-name="T1">System.out.println("Choose Designation:"); </text:span></text:p>
      <text:p text:style-name="Text_20_body">        <text:span text:style-name="T1">System.out.println("1. Programmer"); </text:span></text:p>
      <text:p text:style-name="Text_20_body">        <text:span text:style-name="T1">System.out.println("2. Assistant Professor"); </text:span></text:p>
      <text:p text:style-name="Text_20_body">        <text:span text:style-name="T1">System.out.println("3. Associate Professor"); </text:span></text:p>
      <text:p text:style-name="Text_20_body">        <text:span text:style-name="T1">System.out.println("4. Professor"); </text:span></text:p>
      <text:p text:style-name="Text_20_body">        <text:span text:style-name="T1">System.out.print("Enter choice: "); </text:span></text:p>
      <text:p text:style-name="Text_20_body">        <text:span text:style-name="T1">int choice = sc.nextInt(); </text:span></text:p>
      <text:p text:style-name="Text_20_body">  </text:p>
      <text:p text:style-name="Text_20_body"><text:soft-page-break/>        <text:span text:style-name="T1">Employee emp; </text:span></text:p>
      <text:p text:style-name="Text_20_body">        <text:span text:style-name="T1">switch (choice) { </text:span></text:p>
      <text:p text:style-name="Text_20_body">            <text:span text:style-name="T1">case 1: </text:span></text:p>
      <text:p text:style-name="Text_20_body">                <text:span text:style-name="T1">emp = new Programmer(); </text:span></text:p>
      <text:p text:style-name="Text_20_body">                <text:span text:style-name="T1">((Programmer) emp).process(); </text:span></text:p>
      <text:p text:style-name="Text_20_body">                <text:span text:style-name="T1">break; </text:span></text:p>
      <text:p text:style-name="Text_20_body">            <text:span text:style-name="T1">case 2: </text:span></text:p>
      <text:p text:style-name="Text_20_body">                <text:span text:style-name="T1">emp = new AssistantProfessor(); </text:span></text:p>
      <text:p text:style-name="Text_20_body">                <text:span text:style-name="T1">((AssistantProfessor) emp).process(); </text:span></text:p>
      <text:p text:style-name="Text_20_body">                <text:span text:style-name="T1">break; </text:span></text:p>
      <text:p text:style-name="Text_20_body">            <text:span text:style-name="T1">case 3: </text:span></text:p>
      <text:p text:style-name="Text_20_body">                <text:span text:style-name="T1">emp = new AssociateProfessor(); </text:span></text:p>
      <text:p text:style-name="Text_20_body">                <text:span text:style-name="T1">((AssociateProfessor) emp).process(); </text:span></text:p>
      <text:p text:style-name="Text_20_body">                <text:span text:style-name="T1">break; </text:span></text:p>
      <text:p text:style-name="Text_20_body">            <text:span text:style-name="T1">case 4: </text:span></text:p>
      <text:p text:style-name="Text_20_body">                <text:span text:style-name="T1">emp = new Professor(); </text:span></text:p>
      <text:p text:style-name="Text_20_body">                <text:span text:style-name="T1">((Professor) emp).process(); </text:span></text:p>
      <text:p text:style-name="Text_20_body">                <text:span text:style-name="T1">break; </text:span></text:p>
      <text:p text:style-name="Text_20_body">            <text:span text:style-name="T1">default: </text:span></text:p>
      <text:p text:style-name="Text_20_body">                <text:span text:style-name="T1">System.out.println("Invalid choice."); </text:span></text:p>
      <text:p text:style-name="Text_20_body">        <text:span text:style-name="T1">} </text:span></text:p>
      <text:p text:style-name="Text_20_body">    <text:span text:style-name="T1">} </text:span></text:p>
      <text:p text:style-name="P1">} </text:p>
      <text:p text:style-name="Text_20_body"> </text:p>
      <text:p text:style-name="P1">Output </text:p>
      <text:p text:style-name="P1">Choose Designation: </text:p>
      <text:p text:style-name="P1">1. Programmer </text:p>
      <text:p text:style-name="P1">2. Assistant Professor </text:p>
      <text:p text:style-name="P1">3. Associate Professor </text:p>
      <text:p text:style-name="P1">4. Professor </text:p>
      <text:p text:style-name="P1">Enter choice: 1 </text:p>
      <text:p text:style-name="P1">Enter Employee ID: 1234 </text:p>
      <text:p text:style-name="P1"><text:soft-page-break/>Enter Employee Name: Angu </text:p>
      <text:p text:style-name="P1">Enter Address: madurai </text:p>
      <text:p text:style-name="Text_20_body"><text:span text:style-name="T1">Enter Mail ID: </text:span><text:a xlink:type="simple" xlink:href="mailto:angu17@gmail.com" office:target-frame-name="_blank" xlink:show="new" text:style-name="Internet_20_link" text:visited-style-name="Visited_20_Internet_20_Link"><text:span text:style-name="T1">angu17@gmail.com</text:span></text:a><text:span text:style-name="T1"> </text:span></text:p>
      <text:p text:style-name="P1">Enter Mobile Number: 9799 </text:p>
      <text:p text:style-name="P1">Enter Basic Pay: 10000 </text:p>
      <text:p text:style-name="Text_20_body">  </text:p>
      <text:p text:style-name="P1">------ PAY SLIP ------ </text:p>
      <text:p text:style-name="P1">Employee ID : 1234 </text:p>
      <text:p text:style-name="P1">Name : Angu </text:p>
      <text:p text:style-name="P1">Address : madurai </text:p>
      <text:p text:style-name="Text_20_body"><text:span text:style-name="T1">Mail ID : </text:span><text:a xlink:type="simple" xlink:href="mailto:angu17@gmail.com" office:target-frame-name="_blank" xlink:show="new" text:style-name="Internet_20_link" text:visited-style-name="Visited_20_Internet_20_Link"><text:span text:style-name="T1">angu17@gmail.com</text:span></text:a><text:span text:style-name="T1"> </text:span></text:p>
      <text:p text:style-name="P1">Mobile No. : 9799 </text:p>
      <text:p text:style-name="P1">Basic Pay : 10000.0 </text:p>
      <text:p text:style-name="P1">DA : 9700.0 </text:p>
      <text:p text:style-name="P1">HRA : 1000.0 </text:p>
      <text:p text:style-name="P1">PF : 1200.0 </text:p>
      <text:p text:style-name="P1">Staff Club : 100.0 </text:p>
      <text:p text:style-name="P1">Gross Salary : 20700.0 </text:p>
      <text:p text:style-name="P1">Net Salary : 19400.0 </text:p>
      <text:p text:style-name="P1">---------------------- </text:p>
      <text:p text:style-name="Text_20_body">  </text:p>
      <text:p text:style-name="P1">student@ab1cse5:~$ java EmployeePaySlip </text:p>
      <text:p text:style-name="P1">Choose Designation: </text:p>
      <text:p text:style-name="P1">1. Programmer </text:p>
      <text:p text:style-name="P1">2. Assistant Professor </text:p>
      <text:p text:style-name="P1">3. Associate Professor </text:p>
      <text:p text:style-name="P1">4. Professor </text:p>
      <text:p text:style-name="P1">Enter choice: 2 </text:p>
      <text:p text:style-name="P1">Enter Employee ID: 5555 </text:p>
      <text:p text:style-name="P1">Enter Employee Name: muki </text:p>
      <text:p text:style-name="P1">Enter Address: madurai </text:p>
      <text:p text:style-name="Text_20_body"><text:span text:style-name="T1">Enter Mail ID: </text:span><text:a xlink:type="simple" xlink:href="mailto:muki@gmail.com" office:target-frame-name="_blank" xlink:show="new" text:style-name="Internet_20_link" text:visited-style-name="Visited_20_Internet_20_Link"><text:span text:style-name="T1">muki@gmail.com</text:span></text:a><text:span text:style-name="T1"> </text:span></text:p>
      <text:p text:style-name="P1"><text:soft-page-break/>Enter Mobile Number: 8888 </text:p>
      <text:p text:style-name="P1">Enter Basic Pay: 10000 </text:p>
      <text:p text:style-name="Text_20_body">  </text:p>
      <text:p text:style-name="P1">------ PAY SLIP ------ </text:p>
      <text:p text:style-name="P1">Employee ID : 5555 </text:p>
      <text:p text:style-name="P1">Name : muki </text:p>
      <text:p text:style-name="P1">Address : madurai </text:p>
      <text:p text:style-name="Text_20_body"><text:span text:style-name="T1">Mail ID : </text:span><text:a xlink:type="simple" xlink:href="mailto:muki@gmail.com" office:target-frame-name="_blank" xlink:show="new" text:style-name="Internet_20_link" text:visited-style-name="Visited_20_Internet_20_Link"><text:span text:style-name="T1">muki@gmail.com</text:span></text:a><text:span text:style-name="T1"> </text:span></text:p>
      <text:p text:style-name="P1">Mobile No. : 8888 </text:p>
      <text:p text:style-name="P1">Basic Pay : 10000.0 </text:p>
      <text:p text:style-name="P1">DA : 11000.0 </text:p>
      <text:p text:style-name="P1">HRA : 2000.0 </text:p>
      <text:p text:style-name="P1">PF : 1200.0 </text:p>
      <text:p text:style-name="P1">Staff Club : 500.0 </text:p>
      <text:p text:style-name="P1">Gross Salary : 23000.0 </text:p>
      <text:p text:style-name="P1">Net Salary : 21300.0 </text:p>
      <text:p text:style-name="P1">----------------------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5:13:58.919349160</meta:creation-date>
    <dc:date>2025-08-07T05:25:12.739827705</dc:date>
    <meta:editing-duration>PT1M3S</meta:editing-duration>
    <meta:editing-cycles>1</meta:editing-cycles>
    <meta:document-statistic meta:table-count="0" meta:image-count="0" meta:object-count="0" meta:page-count="6" meta:paragraph-count="177" meta:word-count="527" meta:character-count="4831" meta:non-whitespace-character-count="3476"/>
    <meta:generator>LibreOffice/7.3.7.2$Linux_X86_64 LibreOffice_project/30$Build-2</meta:generator>
  </office:meta>
</office:document-meta>
</file>